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a1-wydajność" style:family="table">
      <style:table-properties style:width="17.013cm" fo:margin-left="0cm" table:align="left"/>
    </style:style>
    <style:style style:name="Tabela1-wydajność.A" style:family="table-column">
      <style:table-column-properties style:column-width="4.604cm"/>
    </style:style>
    <style:style style:name="Tabela1-wydajność.B" style:family="table-column">
      <style:table-column-properties style:column-width="2.805cm"/>
    </style:style>
    <style:style style:name="Tabela1-wydajność.C" style:family="table-column">
      <style:table-column-properties style:column-width="3.889cm"/>
    </style:style>
    <style:style style:name="Tabela1-wydajność.D" style:family="table-column">
      <style:table-column-properties style:column-width="2.99cm"/>
    </style:style>
    <style:style style:name="Tabela1-wydajność.E" style:family="table-column">
      <style:table-column-properties style:column-width="2.725cm"/>
    </style:style>
    <style:style style:name="Tabela1-wydajność.A1" style:family="table-cell">
      <style:table-cell-properties fo:background-color="#b4c7dc" fo:padding="0.097cm" fo:border-left="none" fo:border-right="none" fo:border-top="none" fo:border-bottom="0.5pt solid #000000" style:writing-mode="page">
        <style:background-image/>
      </style:table-cell-properties>
    </style:style>
    <style:style style:name="Tabela1-wydajność.A2" style:family="table-cell">
      <style:table-cell-properties fo:padding="0cm" fo:border="none" style:writing-mode="page"/>
    </style:style>
    <style:style style:name="Tabela1-wydajność.B2" style:family="table-cell">
      <style:table-cell-properties fo:padding="0cm" fo:border="none" style:writing-mode="page"/>
    </style:style>
    <style:style style:name="Tabela1-wydajność.C2" style:family="table-cell">
      <style:table-cell-properties fo:padding="0cm" fo:border="none" style:writing-mode="page"/>
    </style:style>
    <style:style style:name="Tabela1-wydajność.D2" style:family="table-cell">
      <style:table-cell-properties fo:padding="0cm" fo:border="none" style:writing-mode="page"/>
    </style:style>
    <style:style style:name="Tabela1-wydajność.E2" style:family="table-cell">
      <style:table-cell-properties fo:padding="0cm" fo:border="none" style:writing-mode="page"/>
    </style:style>
    <style:style style:name="Tabela1-wydajność.A3" style:family="table-cell">
      <style:table-cell-properties fo:padding="0cm" fo:border="none" style:writing-mode="page"/>
    </style:style>
    <style:style style:name="Tabela1-wydajność.B3" style:family="table-cell">
      <style:table-cell-properties fo:padding="0cm" fo:border="none" style:writing-mode="page"/>
    </style:style>
    <style:style style:name="Tabela1-wydajność.C3" style:family="table-cell">
      <style:table-cell-properties fo:padding="0cm" fo:border="none" style:writing-mode="page"/>
    </style:style>
    <style:style style:name="Tabela1-wydajność.D3" style:family="table-cell">
      <style:table-cell-properties fo:padding="0cm" fo:border="none" style:writing-mode="page"/>
    </style:style>
    <style:style style:name="Tabela1-wydajność.E3" style:family="table-cell">
      <style:table-cell-properties fo:padding="0cm" fo:border="none" style:writing-mode="page"/>
    </style:style>
    <style:style style:name="Tabela1-wydajność.A4" style:family="table-cell">
      <style:table-cell-properties fo:padding="0cm" fo:border="none" style:writing-mode="page"/>
    </style:style>
    <style:style style:name="Tabela1-wydajność.B4" style:family="table-cell">
      <style:table-cell-properties fo:padding="0cm" fo:border="none" style:writing-mode="page"/>
    </style:style>
    <style:style style:name="Tabela1-wydajność.C4" style:family="table-cell">
      <style:table-cell-properties fo:padding="0cm" fo:border="none" style:writing-mode="page"/>
    </style:style>
    <style:style style:name="Tabela1-wydajność.D4" style:family="table-cell">
      <style:table-cell-properties fo:padding="0cm" fo:border="none" style:writing-mode="page"/>
    </style:style>
    <style:style style:name="Tabela1-wydajność.E4" style:family="table-cell">
      <style:table-cell-properties fo:padding="0cm" fo:border="none" style:writing-mode="page"/>
    </style:style>
    <style:style style:name="Tabela1-wydajność.A5" style:family="table-cell">
      <style:table-cell-properties fo:padding="0cm" fo:border="none" style:writing-mode="page"/>
    </style:style>
    <style:style style:name="Tabela1-wydajność.B5" style:family="table-cell">
      <style:table-cell-properties fo:padding="0cm" fo:border="none" style:writing-mode="page"/>
    </style:style>
    <style:style style:name="Tabela1-wydajność.C5" style:family="table-cell">
      <style:table-cell-properties fo:padding="0cm" fo:border="none" style:writing-mode="page"/>
    </style:style>
    <style:style style:name="Tabela1-wydajność.D5" style:family="table-cell">
      <style:table-cell-properties fo:padding="0cm" fo:border="none" style:writing-mode="page"/>
    </style:style>
    <style:style style:name="Tabela1-wydajność.E5" style:family="table-cell">
      <style:table-cell-properties fo:padding="0cm" fo:border="none" style:writing-mode="page"/>
    </style:style>
    <style:style style:name="Tabela1-wydajność.A6" style:family="table-cell">
      <style:table-cell-properties fo:padding="0cm" fo:border="none" style:writing-mode="page"/>
    </style:style>
    <style:style style:name="Tabela1-wydajność.B6" style:family="table-cell">
      <style:table-cell-properties fo:padding="0cm" fo:border="none" style:writing-mode="page"/>
    </style:style>
    <style:style style:name="Tabela1-wydajność.C6" style:family="table-cell">
      <style:table-cell-properties fo:padding="0cm" fo:border="none" style:writing-mode="page"/>
    </style:style>
    <style:style style:name="Tabela1-wydajność.D6" style:family="table-cell">
      <style:table-cell-properties fo:padding="0cm" fo:border="none" style:writing-mode="page"/>
    </style:style>
    <style:style style:name="Tabela1-wydajność.E6" style:family="table-cell">
      <style:table-cell-properties fo:padding="0cm" fo:border="none" style:writing-mode="pag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6.006cm"/>
    </style:style>
    <style:style style:name="Table1.C" style:family="table-column">
      <style:table-column-properties style:column-width="6.1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  <style:text-properties style:font-name="DejaVu Sans" officeooo:rsid="000effa7" officeooo:paragraph-rsid="000effa7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effa7" officeooo:paragraph-rsid="000effa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normal" officeooo:rsid="001f39c1" officeooo:paragraph-rsid="001f39c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0effa7" officeooo:paragraph-rsid="0031b36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weight="bold" officeooo:rsid="000effa7" officeooo:paragraph-rsid="0031b36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0effa7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0f9340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025e0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42997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445af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74ca4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abf43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ddc41" officeooo:paragraph-rsid="001ddc4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491f2" officeooo:paragraph-rsid="002491f2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62ffe" officeooo:paragraph-rsid="00262ff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" fo:font-size="12pt" fo:font-style="normal" fo:font-weight="normal" officeooo:rsid="00262ffe" officeooo:paragraph-rsid="00262ff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dda93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dda93" officeooo:paragraph-rsid="000effa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e2cb0" officeooo:paragraph-rsid="000effa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306169" officeooo:paragraph-rsid="0030616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style="normal" fo:font-weight="bold" officeooo:rsid="001025e0" officeooo:paragraph-rsid="003372ab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2pt" fo:font-style="normal" fo:font-weight="bold" officeooo:rsid="001025e0" officeooo:paragraph-rsid="003372ab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2pt" fo:font-style="normal" fo:font-weight="bold" officeooo:rsid="00142997" officeooo:paragraph-rsid="002dda93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6pt" fo:font-weight="bold" officeooo:rsid="000effa7" officeooo:paragraph-rsid="000effa7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14pt" fo:font-weight="normal" officeooo:rsid="000effa7" officeooo:paragraph-rsid="000effa7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DejaVu Sans" fo:font-size="13pt" fo:font-style="normal" fo:font-weight="bold" officeooo:rsid="0019d479" officeooo:paragraph-rsid="0019d479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3pt" fo:font-weight="bold" officeooo:rsid="00201207" officeooo:paragraph-rsid="00201207" style:font-size-asian="11.3500003814697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3pt" fo:font-weight="bold" officeooo:rsid="000effa7" officeooo:paragraph-rsid="000effa7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3465a4" loext:opacity="100%" style:font-name="DejaVu Sans" fo:font-size="12pt" fo:font-style="normal" fo:font-weight="normal" officeooo:rsid="002dda93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DejaVu Sans" fo:font-size="12pt" officeooo:rsid="001e3cdb" officeooo:paragraph-rsid="001e3cdb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DejaVu Sans" fo:font-size="12pt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DejaVu Sans" fo:font-size="12pt" officeooo:rsid="001ee4b0" officeooo:paragraph-rsid="001ee4b0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DejaVu Sans" fo:font-size="12pt" officeooo:rsid="001f1954" officeooo:paragraph-rsid="001f1954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DejaVu Sans" fo:font-size="12pt" officeooo:rsid="0021b0be" officeooo:paragraph-rsid="0021b0be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DejaVu Sans" fo:font-size="12pt" officeooo:rsid="0022b646" officeooo:paragraph-rsid="0022b646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3cdb" officeooo:paragraph-rsid="001e3cdb" style:font-size-asian="10.5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e4b0" officeooo:paragraph-rsid="001ee4b0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f001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1b362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dda93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dda93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dda93" style:font-style-asian="normal" style:font-weight-asian="normal" style:font-style-complex="normal" style:font-weight-complex="normal"/>
    </style:style>
    <style:style style:name="T10" style:family="text">
      <style:text-properties officeooo:rsid="00112a55"/>
    </style:style>
    <style:style style:name="T11" style:family="text">
      <style:text-properties officeooo:rsid="00174ca4"/>
    </style:style>
    <style:style style:name="T12" style:family="text">
      <style:text-properties officeooo:rsid="001d0646"/>
    </style:style>
    <style:style style:name="T13" style:family="text">
      <style:text-properties officeooo:rsid="001ee4b0"/>
    </style:style>
    <style:style style:name="T14" style:family="text">
      <style:text-properties officeooo:rsid="00207edf"/>
    </style:style>
    <style:style style:name="T15" style:family="text">
      <style:text-properties officeooo:rsid="00262ffe"/>
    </style:style>
    <style:style style:name="T16" style:family="text">
      <style:text-properties officeooo:rsid="0026923c"/>
    </style:style>
    <style:style style:name="T17" style:family="text">
      <style:text-properties officeooo:rsid="002dc3ca"/>
    </style:style>
    <style:style style:name="T18" style:family="text">
      <style:text-properties officeooo:rsid="002dda93"/>
    </style:style>
    <style:style style:name="T19" style:family="text">
      <style:text-properties officeooo:rsid="0034f0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usz Bąk, 136...</text:p>
      <text:p text:style-name="P1">Marcin Złotek, 136334</text:p>
      <text:p text:style-name="P1"/>
      <text:p text:style-name="P24">SRDS – projekt zaliczeniowy</text:p>
      <text:p text:style-name="P25"/>
      <text:p text:style-name="P25">System dopasowujący graczy do rozgrywek komputerowych “<text:span text:style-name="T1">Matchmaker</text:span>”</text:p>
      <text:p text:style-name="P25"/>
      <text:p text:style-name="P2"/>
      <text:p text:style-name="P27">Wprowadzenie</text:p>
      <text:p text:style-name="P2">System typu “matchmaker” do przydziału graczy do odpowiednich rozgrywek komputerowych. </text:p>
      <text:p text:style-name="P3">Klaster Cassandry składa się z 3 węzłów uruchomionych jako kontenery Docker’owe. <text:span text:style-name="T17">Replikacja odbywa się na wszystkie 3 węzły.</text:span></text:p>
      <text:p text:style-name="P2"/>
      <text:p text:style-name="P28">Schemat bazy danych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89027805792">
          <table:table-cell table:style-name="Table1.A1" office:value-type="string">
            <text:p text:style-name="P5">Servers</text:p>
            <text:p text:style-name="P4"><text:span text:style-name="T6">- id: <text:tab/><text:tab/> <text:s text:c="3"/></text:span><text:span text:style-name="T3">uui</text:span><text:span text:style-name="T4">d</text:span></text:p>
            <text:p text:style-name="P4"><text:span text:style-name="T4">- </text:span><text:span text:style-name="T6">status: <text:tab/> <text:s text:c="3"/></text:span><text:span text:style-name="T3">int</text:span></text:p>
            <text:p text:style-name="P4"><text:span text:style-name="T3">- </text:span><text:span text:style-name="T6">maxplayers: </text:span><text:span text:style-name="T3">int</text:span></text:p>
            <text:p text:style-name="P4"><text:span text:style-name="T3">- </text:span><text:span text:style-name="T6">region: <text:tab/> <text:s text:c="3"/></text:span><text:span text:style-name="T5">i</text:span><text:span text:style-name="T3">nt</text:span></text:p>
            <text:p text:style-name="P4"><text:span text:style-name="T3">- </text:span><text:span text:style-name="T8">gametype: <text:s text:c="2"/></text:span><text:span text:style-name="T3">int</text:span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7">Partition Key: (gametype, region)</text:p>
            <text:p text:style-name="P7">Clustering Key: <text:s text:c="2"/><text:span text:style-name="T12">(</text:span>id<text:span text:style-name="T12">)</text:span></text:p>
            <text:p text:style-name="P12">Index: <text:tab/> <text:span text:style-name="T12">(</text:span>status<text:span text:style-name="T12">)</text:span></text:p>
          </table:table-cell>
          <table:table-cell table:style-name="Table1.A1" office:value-type="string">
            <text:p text:style-name="P22">MatchRequests</text:p>
            <text:p text:style-name="P21"><text:span text:style-name="T6">- playerid:<text:tab/> <text:s text:c="4"/></text:span><text:span text:style-name="T3">uuid</text:span></text:p>
            <text:p text:style-name="P8">- region: <text:tab/> <text:s text:c="4"/><text:span text:style-name="T1">int</text:span></text:p>
            <text:p text:style-name="P8">- gametype: <text:s text:c="4"/><text:span text:style-name="T1">int</text:span></text:p>
            <text:p text:style-name="P8">- requesttimestamp: <text:tab/><text:span text:style-name="T1">timestamp</text:span></text:p>
            <text:p text:style-name="P8">- priority: <text:tab/> <text:s text:c="5"/><text:span text:style-name="T10">i</text:span><text:span text:style-name="T1">nt</text:span></text:p>
            <text:p text:style-name="P8"><text:span text:style-name="T1"/></text:p>
            <text:p text:style-name="P8"><text:span text:style-name="T1"/></text:p>
            <text:p text:style-name="P8">Partition Key: <text:tab/>(gametype, region)</text:p>
            <text:p text:style-name="P8">Clustering Key: <text:span text:style-name="T12">(</text:span>playerid<text:span text:style-name="T12">)</text:span></text:p>
            <text:p text:style-name="P20">Index: <text:s text:c="14"/>(priority)</text:p>
          </table:table-cell>
          <table:table-cell table:style-name="Table1.C1" office:value-type="string">
            <text:p text:style-name="P23">MatchSuggestions</text:p>
            <text:p text:style-name="P9">- playerid: <text:tab/> <text:s text:c="4"/><text:span text:style-name="T1">uuid</text:span></text:p>
            <text:p text:style-name="P10">- region: <text:tab/> <text:s text:c="4"/><text:span text:style-name="T2">i</text:span><text:span text:style-name="T1">nt</text:span></text:p>
            <text:p text:style-name="P10">- gametype: <text:s text:c="3"/><text:span text:style-name="T1">int</text:span></text:p>
            <text:p text:style-name="P10">- playerrank: <text:s text:c="2"/><text:span text:style-name="T1">int</text:span></text:p>
            <text:p text:style-name="P10">- requesttimestamp: <text:tab/><text:span text:style-name="T1">timestamp</text:span></text:p>
            <text:p text:style-name="P10">- serverid: <text:tab/> <text:s text:c="3"/><text:span text:style-name="T1">uuid</text:span></text:p>
            <text:p text:style-name="P10"><text:span text:style-name="T1"/></text:p>
            <text:p text:style-name="P10">Partition Key: <text:s text:c="3"/><text:span text:style-name="T12">(</text:span><text:span text:style-name="T11">serverid</text:span><text:span text:style-name="T12">)</text:span></text:p>
            <text:p text:style-name="P11"/>
            <text:p text:style-name="P11">Clustering Key: <text:span text:style-name="T12">(</text:span>playerid<text:span text:style-name="T12">)</text:span></text:p>
          </table:table-cell>
        </table:table-row>
      </table:table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8"/>
      <text:p text:style-name="P26">Testy wydajnościowe</text:p>
      <text:p text:style-name="P13">Podczas testowania aplikacji udało nam się uzyskać następujące wyniki:</text:p>
      <text:p text:style-name="P13"/>
      <table:table table:name="Tabela1-wydajność" table:style-name="Tabela1-wydajność">
        <table:table-column table:style-name="Tabela1-wydajność.A"/>
        <table:table-column table:style-name="Tabela1-wydajność.B"/>
        <table:table-column table:style-name="Tabela1-wydajność.C"/>
        <table:table-column table:style-name="Tabela1-wydajność.D"/>
        <table:table-column table:style-name="Tabela1-wydajność.E"/>
        <table:table-row table:style-name="TableLine94089003468272">
          <table:table-cell table:style-name="Tabela1-wydajność.A1" office:value-type="string">
            <text:p text:style-name="P36">Rodzaj zadania</text:p>
          </table:table-cell>
          <table:table-cell table:style-name="Tabela1-wydajność.A1" office:value-type="string">
            <text:p text:style-name="P30">Liczba elementów</text:p>
          </table:table-cell>
          <table:table-cell table:style-name="Tabela1-wydajność.A1" office:value-type="string">
            <text:p text:style-name="P32">Liczba procesów równoległych</text:p>
          </table:table-cell>
          <table:table-cell table:style-name="Tabela1-wydajność.A1" office:value-type="string">
            <text:p text:style-name="P30">Czas wykonania (ms)</text:p>
          </table:table-cell>
          <table:table-cell table:style-name="Tabela1-wydajność.A1" office:value-type="string">
            <text:p text:style-name="P33">Poziom spójności</text:p>
          </table:table-cell>
        </table:table-row>
        <table:table-row table:style-name="TableLine94089003468272">
          <table:table-cell table:style-name="Tabela1-wydajność.A2" office:value-type="string">
            <text:p text:style-name="P36">Insert <text:span text:style-name="T13">MatchRequest</text:span></text:p>
          </table:table-cell>
          <table:table-cell table:style-name="Tabela1-wydajność.B2" office:value-type="string">
            <text:p text:style-name="P30">3000</text:p>
          </table:table-cell>
          <table:table-cell table:style-name="Tabela1-wydajność.C2" office:value-type="string">
            <text:p text:style-name="P32">3</text:p>
          </table:table-cell>
          <table:table-cell table:style-name="Tabela1-wydajność.D2" office:value-type="string">
            <text:p text:style-name="P30">3<text:span text:style-name="T14">53</text:span></text:p>
          </table:table-cell>
          <table:table-cell table:style-name="Tabela1-wydajność.E2" office:value-type="string">
            <text:p text:style-name="P33">ONE</text:p>
          </table:table-cell>
        </table:table-row>
        <table:table-row table:style-name="TableLine94089003468272">
          <table:table-cell table:style-name="Tabela1-wydajność.A3" office:value-type="string">
            <text:p text:style-name="P37">Insert MatchRequest</text:p>
          </table:table-cell>
          <table:table-cell table:style-name="Tabela1-wydajność.B3" office:value-type="string">
            <text:p text:style-name="P32">3000</text:p>
          </table:table-cell>
          <table:table-cell table:style-name="Tabela1-wydajność.C3" office:value-type="string">
            <text:p text:style-name="P32">1</text:p>
          </table:table-cell>
          <table:table-cell table:style-name="Tabela1-wydajność.D3" office:value-type="string">
            <text:p text:style-name="P35">849</text:p>
          </table:table-cell>
          <table:table-cell table:style-name="Tabela1-wydajność.E3" office:value-type="string">
            <text:p text:style-name="P33">ONE</text:p>
          </table:table-cell>
        </table:table-row>
        <table:table-row table:style-name="TableLine94089003468272">
          <table:table-cell table:style-name="Tabela1-wydajność.A4" office:value-type="string">
            <text:p text:style-name="P37">Insert MatchRequest</text:p>
          </table:table-cell>
          <table:table-cell table:style-name="Tabela1-wydajność.B4" office:value-type="string">
            <text:p text:style-name="P32">3000</text:p>
          </table:table-cell>
          <table:table-cell table:style-name="Tabela1-wydajność.C4" office:value-type="string">
            <text:p text:style-name="P34">3</text:p>
          </table:table-cell>
          <table:table-cell table:style-name="Tabela1-wydajność.D4" office:value-type="string">
            <text:p text:style-name="P35">481</text:p>
          </table:table-cell>
          <table:table-cell table:style-name="Tabela1-wydajność.E4" office:value-type="string">
            <text:p text:style-name="P34">QUORUM</text:p>
          </table:table-cell>
        </table:table-row>
        <table:table-row table:style-name="TableLine94089003468272">
          <table:table-cell table:style-name="Tabela1-wydajność.A5" office:value-type="string">
            <text:p text:style-name="P31"/>
          </table:table-cell>
          <table:table-cell table:style-name="Tabela1-wydajność.B5" office:value-type="string">
            <text:p text:style-name="P31"/>
          </table:table-cell>
          <table:table-cell table:style-name="Tabela1-wydajność.C5" office:value-type="string">
            <text:p text:style-name="P31"/>
          </table:table-cell>
          <table:table-cell table:style-name="Tabela1-wydajność.D5" office:value-type="string">
            <text:p text:style-name="P31"/>
          </table:table-cell>
          <table:table-cell table:style-name="Tabela1-wydajność.E5" office:value-type="string">
            <text:p text:style-name="P31"/>
          </table:table-cell>
        </table:table-row>
        <table:table-row table:style-name="TableLine94089003468272">
          <table:table-cell table:style-name="Tabela1-wydajność.A6" office:value-type="string">
            <text:p text:style-name="P31"/>
          </table:table-cell>
          <table:table-cell table:style-name="Tabela1-wydajność.B6" office:value-type="string">
            <text:p text:style-name="P31"/>
          </table:table-cell>
          <table:table-cell table:style-name="Tabela1-wydajność.C6" office:value-type="string">
            <text:p text:style-name="P31"/>
          </table:table-cell>
          <table:table-cell table:style-name="Tabela1-wydajność.D6" office:value-type="string">
            <text:p text:style-name="P31"/>
          </table:table-cell>
          <table:table-cell table:style-name="Tabela1-wydajność.E6" office:value-type="string">
            <text:p text:style-name="P31"/>
          </table:table-cell>
        </table:table-row>
      </table:table>
      <text:p text:style-name="P13"/>
      <text:p text:style-name="P14">Testy prowadzono na <text:span text:style-name="T15">sprzęcie: </text:span></text:p>
      <text:list xml:id="list1705626124" text:style-name="L4">
        <text:list-item>
          <text:p text:style-name="P16">Intel Core i7-11800H (8 rdzeni, 16 wątków, <text:span text:style-name="T16">4.6GHz</text:span>)</text:p>
        </text:list-item>
        <text:list-item>
          <text:p text:style-name="P16">16GB RAM DDR4 2666 MHz</text:p>
        </text:list-item>
        <text:list-item>
          <text:p text:style-name="P16">SSD M.2 PCI-e 3 Gen.</text:p>
        </text:list-item>
      </text:list>
      <text:p text:style-name="P15"/>
      <text:p text:style-name="P17">Link do repozytorium z kodem:</text:p>
      <text:p text:style-name="P29"><text:a xlink:type="simple" xlink:href="https://github.com/zlociu/SRDS-Cassandra-matchmaker.git" text:style-name="Internet_20_link" text:visited-style-name="Visited_20_Internet_20_Link">https://github.com/zlociu/SRDS-Cassandra-matchmaker.git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0:15:12.049711478</meta:creation-date>
    <dc:date>2022-01-30T11:13:50.833007344</dc:date>
    <meta:editing-duration>PT47M38S</meta:editing-duration>
    <meta:editing-cycles>41</meta:editing-cycles>
    <meta:generator>LibreOffice/7.2.5.2.0$Linux_X86_64 LibreOffice_project/20$Build-2</meta:generator>
    <meta:document-statistic meta:table-count="2" meta:image-count="0" meta:object-count="0" meta:page-count="2" meta:paragraph-count="63" meta:word-count="195" meta:character-count="1439" meta:non-whitespace-character-count="1221"/>
  </office:meta>
</office:document-meta>
</file>